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3" svg:font-family="'Times New Roman'"/>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master-page-name="HTML">
      <style:table-properties style:width="19.001cm" style:page-number="auto" table:align="margins"/>
    </style:style>
    <style:style style:name="Table1.A" style:family="table-column">
      <style:table-column-properties style:column-width="3.067cm" style:rel-column-width="10579*"/>
    </style:style>
    <style:style style:name="Table1.B" style:family="table-column">
      <style:table-column-properties style:column-width="15.933cm" style:rel-column-width="54956*"/>
    </style:style>
    <style:style style:name="Table1.A1" style:family="table-cell">
      <style:table-cell-properties style:vertical-align="bottom" fo:padding="0.097cm" fo:border="none"/>
    </style:style>
    <style:style style:name="Table1.B1" style:family="table-cell">
      <style:table-cell-properties style:vertical-align="middle" fo:padding="0.097cm" fo:border="none"/>
    </style:style>
    <style:style style:name="Table1.A2" style:family="table-cell">
      <style:table-cell-properties fo:padding="0.097cm" fo:border="none"/>
    </style:style>
    <style:style style:name="Table1.3" style:family="table-row">
      <style:table-row-properties style:min-row-height="0.011cm"/>
    </style:style>
    <style:style style:name="Table1.A4" style:family="table-cell">
      <style:table-cell-properties fo:padding="0.097cm" fo:border-left="none" fo:border-right="none" fo:border-top="none" fo:border-bottom="0.002cm solid #000000"/>
    </style:style>
    <style:style style:name="Table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 style:family="paragraph" style:parent-style-name="Table_20_Contents">
      <style:paragraph-properties fo:text-align="center" style:justify-single-word="false"/>
      <style:text-properties style:font-name="Times New Roman1" fo:font-size="10pt" fo:language="en" fo:country="US" style:font-name-asian="Times New Roman1" style:font-size-asian="10pt" style:font-name-complex="Times New Roman1" style:font-size-complex="10pt"/>
    </style:style>
    <style:style style:name="P3" style:family="paragraph" style:parent-style-name="Text_20_body">
      <style:paragraph-properties fo:margin-top="0cm" fo:margin-bottom="0.199cm" fo:line-height="150%"/>
      <style:text-properties style:font-name="Times New Roman" fo:font-size="12pt" style:font-size-asian="12pt" style:font-size-complex="12pt"/>
    </style:style>
    <style:style style:name="P4" style:family="paragraph" style:parent-style-name="Text_20_body">
      <style:paragraph-properties fo:text-align="center" style:justify-single-word="false"/>
    </style:style>
    <style:style style:name="P5" style:family="paragraph" style:parent-style-name="Heading_20_1">
      <style:text-properties fo:language="en" fo:country="US"/>
    </style:style>
    <style:style style:name="P6" style:family="paragraph" style:parent-style-name="Text_20_body" style:list-style-name="L1"/>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style:font-name="Times New Roman" fo:font-weight="normal" style:font-name-asian="Times New Roman1" style:font-weight-asian="normal" style:font-name-complex="Times New Roman1" style:font-weight-complex="normal"/>
    </style:style>
    <style:style style:name="T4" style:family="text">
      <style:text-properties style:font-name="Times New Roman" fo:language="en" fo:country="US" fo:font-weight="normal" style:font-name-asian="Times New Roman1" style:font-weight-asian="normal" style:font-name-complex="Times New Roman1" style:font-weight-complex="normal"/>
    </style:style>
    <style:style style:name="T5" style:family="text">
      <style:text-properties fo:language="ru" fo:country="RU"/>
    </style:style>
    <style:style style:name="T6" style:family="text">
      <style:text-properties style:font-name="Times New Roman3" fo:font-size="14pt" fo:language="en" fo:country="none"/>
    </style:style>
    <style:style style:name="T7" style:family="text">
      <style:text-properties style:font-name="Times New Roman3" fo:font-size="14pt" fo:language="en" fo:country="none" fo:font-style="italic"/>
    </style:style>
    <style:style style:name="T8" style:family="text">
      <style:text-properties style:font-name="Times New Roman3" fo:font-size="14pt" fo:language="en" fo:country="none" fo:font-weight="normal" style:font-name-asian="Times New Roman1" style:font-weight-asian="normal" style:font-name-complex="Times New Roman1" style:font-weight-complex="normal"/>
    </style:style>
    <style:style style:name="T9" style:family="text">
      <style:text-properties style:font-name="Times New Roman3" fo:font-size="14pt" fo:language="en" fo:country="none" fo:font-weight="bold"/>
    </style:style>
    <style:style style:name="T10" style:family="text">
      <style:text-properties style:font-name="Times New Roman3" fo:font-size="14pt" fo:language="en" fo:country="none" fo:font-weight="bold" style:font-name-asian="Times New Roman1" style:font-weight-asian="normal" style:font-name-complex="Times New Roman1" style:font-weight-complex="normal"/>
    </style:style>
    <style:style style:name="T11" style:family="text">
      <style:text-properties style:font-name="Times New Roman3" fo:font-size="14pt" fo:language="en" fo:country="US"/>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draw:frame draw:style-name="fr1" draw:name="Графический объект1" text:anchor-type="as-char" svg:width="0.87cm" svg:height="0.85cm" draw:z-index="6"><draw:image xlink:href="../../odt_eng/images/3030.png" xlink:type="simple" xlink:show="embed" xlink:actuate="onLoad"/></draw:frame></text:p>
          </table:table-cell>
          <table:table-cell table:style-name="Table1.B1" office:value-type="string">
            <text:h text:style-name="P5" text:outline-level="1">Switching off delay</text:h>
          </table:table-cell>
        </table:table-row>
        <table:table-row>
          <table:table-cell table:style-name="Table1.A2" office:value-type="string">
            <text:p text:style-name="P2">In palette</text:p>
          </table:table-cell>
          <table:table-cell table:style-name="Table1.B1" office:value-type="string">
            <text:p text:style-name="Standard"/>
          </table:table-cell>
        </table:table-row>
        <table:table-row table:style-name="Table1.3">
          <table:table-cell table:style-name="Table1.A1" office:value-type="string">
            <text:p text:style-name="P1"><draw:frame draw:style-name="fr2" draw:name="Графический объект2" text:anchor-type="as-char" svg:width="2.619cm" svg:height="1.75cm" draw:z-index="8"><draw:image xlink:href="../../odt_eng/images/3030_in_scheme.png" xlink:type="simple" xlink:show="embed" xlink:actuate="onLoad"/></draw:frame></text:p>
          </table:table-cell>
          <table:table-cell table:style-name="Table1.A1" office:value-type="string">
            <text:p text:style-name="Standard"/>
          </table:table-cell>
        </table:table-row>
        <table:table-row table:style-name="Table1.3">
          <table:table-cell table:style-name="Table1.A4" office:value-type="string">
            <text:p text:style-name="P2">In diagram</text:p>
          </table:table-cell>
          <table:table-cell table:style-name="Table1.B4" office:value-type="string">
            <text:p text:style-name="Standard"/>
          </table:table-cell>
        </table:table-row>
        <table:table-row table:style-name="Table1.3">
          <table:table-cell table:style-name="Table1.A2" table:number-columns-spanned="2" office:value-type="string">
            <text:p text:style-name="Text_20_body"><text:span text:style-name="T6">The unit implements a</text:span> <text:span text:style-name="T6">delay (waiting of confirmation) of an input signal over the course of specified time under change of the input </text:span><text:span text:style-name="T7">logic</text:span><text:span text:style-name="T6"> signal from 1 to 0:</text:span> </text:p>
            <text:p text:style-name="P4"><draw:frame draw:style-name="fr4" draw:name="Объект3" text:anchor-type="as-char" svg:width="10.132cm" svg:height="1.328cm" draw:z-index="0"><draw:object xlink:href="./Object 1" xlink:type="simple" xlink:show="embed" xlink:actuate="onLoad"/><draw:image xlink:href="./ObjectReplacements/Object 1" xlink:type="simple" xlink:show="embed" xlink:actuate="onLoad"/><svg:title>формула</svg:title></draw:frame></text:p>
            <text:p text:style-name="Text_20_body"><text:span text:style-name="T4">where</text:span><text:span text:style-name="T3"><draw:frame draw:style-name="fr4" draw:name="Объект4" text:anchor-type="as-char" svg:width="1.087cm" svg:height="0.564cm" draw:z-index="2"><draw:object xlink:href="./Object 2" xlink:type="simple" xlink:show="embed" xlink:actuate="onLoad"/><draw:image xlink:href="./ObjectReplacements/Object 2" xlink:type="simple" xlink:show="embed" xlink:actuate="onLoad"/></draw:frame></text:span><text:span text:style-name="T8">is</text:span><text:span text:style-name="T3"> </text:span><text:span text:style-name="T8">for the unit output signal</text:span><text:span text:style-name="T3"> , </text:span><text:span text:style-name="T3"><draw:frame draw:style-name="fr4" draw:name="Объект5" text:anchor-type="as-char" svg:width="1.055cm" svg:height="0.564cm" draw:z-index="7"><draw:object xlink:href="./Object 3" xlink:type="simple" xlink:show="embed" xlink:actuate="onLoad"/><draw:image xlink:href="./ObjectReplacements/Object 3" xlink:type="simple" xlink:show="embed" xlink:actuate="onLoad"/></draw:frame></text:span><text:span text:style-name="T8">is for the input signal</text:span><text:span text:style-name="T3"> , </text:span><text:span text:style-name="T3"><draw:frame draw:style-name="fr4" draw:name="Объект6" text:anchor-type="as-char" svg:width="0.704cm" svg:height="0.621cm" draw:z-index="9"><draw:object xlink:href="./Object 4" xlink:type="simple" xlink:show="embed" xlink:actuate="onLoad"/><draw:image xlink:href="./ObjectReplacements/Object 4" xlink:type="simple" xlink:show="embed" xlink:actuate="onLoad"/></draw:frame></text:span><text:span text:style-name="T8">is for the switching off confirmation time constant.</text:span><text:span text:style-name="T4"> </text:span></text:p>
            <text:p text:style-name="Text_20_body"><text:span text:style-name="T10">Important:</text:span><text:span text:style-name="T3"> </text:span><text:span text:style-name="T8">The</text:span><text:span text:style-name="T3"> </text:span><text:span text:style-name="T8">unit output can be set to either </text:span><text:span text:style-name="T10">0</text:span><text:span text:style-name="T8"> or </text:span><text:span text:style-name="T10">1</text:span><text:span text:style-name="T8">.</text:span><text:span text:style-name="T3"> </text:span></text:p>
            <text:p text:style-name="Text_20_body"><text:span text:style-name="T2">Properties</text:span>:</text:p>
            <text:list xml:id="list3291429888595468581" text:style-name="L1">
              <text:list-item>
                <text:p text:style-name="P6"><text:span text:style-name="T6">Confirmation times array, sec – the switching off delay</text:span> <draw:frame draw:style-name="fr4" draw:name="Объект7" text:anchor-type="as-char" svg:width="0.704cm" svg:height="0.621cm" draw:z-index="10"><draw:object xlink:href="./Object 5" xlink:type="simple" xlink:show="embed" xlink:actuate="onLoad"/><draw:image xlink:href="./ObjectReplacements/Object 5" xlink:type="simple" xlink:show="embed" xlink:actuate="onLoad"/></draw:frame>.</text:p>
              </text:list-item>
              <text:list-item>
                <text:p text:style-name="P6"><text:span text:style-name="T6">Confirmation time</text:span> <text:span text:style-name="T6">representation – if representation of the </text:span><text:span text:style-name="T11">"Entry” is </text:span><text:span text:style-name="T6">specified, then delay time will be taken from the second extent entry</text:span>.</text:p>
              </text:list-item>
            </text:list>
            <text:p text:style-name="Text_20_body"><text:span text:style-name="T9">Comparison of the</text:span> <text:span text:style-name="T9">units</text:span> <text:span text:style-name="T6">of switching off delay, switching on delay, and together switching off and switching on delay:</text:span> </text:p>
            <text:p text:style-name="Text_20_body"><text:span text:style-name="T6">When applying</text:span> <text:span text:style-name="T6">the square signal as an input signal (the unit signal is present during 10 sec, and there is not any signal during 20 sec), then the following pictures will be seen at the outputs of these units (with 6 sec switching off delay, 4 sec switching on delay, and together 2 sec switching on and 3 sec switching off delays, respectively):</text:span> </text:p>
            <text:p text:style-name="Text_20_body"><draw:frame draw:style-name="fr2" draw:name="Графический объект3" text:anchor-type="as-char" svg:width="17.104cm" svg:height="9.144cm" draw:z-index="11"><draw:image xlink:href="../../odt_eng/images/3030_a.png" xlink:type="simple" xlink:show="embed" xlink:actuate="onLoad"/></draw:frame></text:p>
            <text:p text:style-name="Text_20_body"><text:soft-page-break/><draw:frame draw:style-name="fr2" draw:name="Графический объект4" text:anchor-type="as-char" svg:width="17.104cm" svg:height="9.144cm" draw:z-index="12"><draw:image xlink:href="../../odt_eng/images/3028_a.png" xlink:type="simple" xlink:show="embed" xlink:actuate="onLoad"/></draw:frame></text:p>
            <text:p text:style-name="Text_20_body"><draw:frame draw:style-name="fr2" draw:name="Графический объект5" text:anchor-type="as-char" svg:width="17.104cm" svg:height="9.144cm" draw:z-index="13"><draw:image xlink:href="../../odt_eng/images/3029_a.png" xlink:type="simple" xlink:show="embed" xlink:actuate="onLoad"/></draw:frame></text:p>
            <text:p text:style-name="Text_20_body"><text:span text:style-name="T9">Note</text:span><text:span text:style-name="T6">:</text:span> <text:span text:style-name="T6">if any </text:span><text:span text:style-name="T7">real</text:span><text:span text:style-name="T6"> (rather then </text:span><text:span text:style-name="T7">logical</text:span><text:span text:style-name="T6">) signal is applied to the unit input, then the unit will be considered as </text:span><text:span text:style-name="T7">switched on</text:span><text:span text:style-name="T6"> in case of</text:span> <draw:frame draw:style-name="fr4" draw:name="Объект1" text:anchor-type="as-char" svg:width="2.073cm" svg:height="0.564cm" draw:z-index="3"><draw:object xlink:href="./Object 6" xlink:type="simple" xlink:show="embed" xlink:actuate="onLoad"/><draw:image xlink:href="./ObjectReplacements/Object 6" xlink:type="simple" xlink:show="embed" xlink:actuate="onLoad"/></draw:frame><text:span text:style-name="T6">and </text:span><text:span text:style-name="T7">switched off</text:span><text:span text:style-name="T5"> </text:span><text:span text:style-name="T6">in the case of</text:span><text:span text:style-name="T5"> </text:span><text:span text:style-name="T5"><draw:frame draw:style-name="fr4" draw:name="Объект2" text:anchor-type="as-char" svg:width="2.073cm" svg:height="0.564cm" draw:z-index="4"><draw:object xlink:href="./Object 7" xlink:type="simple" xlink:show="embed" xlink:actuate="onLoad"/><draw:image xlink:href="./ObjectReplacements/Object 7" xlink:type="simple" xlink:show="embed" xlink:actuate="onLoad"/></draw:frame></text:span><text:span text:style-name="T1">:</text:span></text:p>
            <text:p text:style-name="Text_20_body"><draw:frame draw:style-name="fr3" draw:name="Графический объект6" text:anchor-type="paragraph" svg:width="17.104cm" svg:height="9.144cm" draw:z-index="5"><draw:image xlink:href="../../odt_eng/images/3028_b.png" xlink:type="simple" xlink:show="embed" xlink:actuate="onLoad"/></draw:frame></text:p>
            <text:p text:style-name="Text_20_body"><draw:frame draw:style-name="fr3" draw:name="Графический объект7" text:anchor-type="paragraph" svg:width="17.104cm" svg:height="9.144cm" draw:z-index="1"><draw:image xlink:href="../../odt_eng/images/3029_b.png" xlink:type="simple" xlink:show="embed" xlink:actuate="onLoad"/></draw:frame></text:p>
          </table:table-cell>
          <table:covered-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3" svg:font-family="'Times New Roman'"/>
    <style:font-face style:name="Times New Roman1" svg:font-family="'Times New Roman', serif"/>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fo:font-size="14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tab-stops/>
        <style:background-image/>
      </style:paragraph-properties>
      <style:text-properties fo:color="#0000ff" style:font-name="Times New Roman2" fo:font-size="18pt" fo:font-weight="normal"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Задержка по выключению</dc:title>
    <dc:date>2012-03-05T21:03:05.01</dc:date>
    <meta:editing-cycles>115</meta:editing-cycles>
    <meta:editing-duration>PT2H23M56S</meta:editing-duration>
    <dc:creator>Александр </dc:creator>
    <meta:document-statistic meta:table-count="1" meta:image-count="7" meta:object-count="7" meta:page-count="3" meta:paragraph-count="18" meta:word-count="221" meta:character-count="1228"/>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row>
          <math:mo math:stretchy="true">{</math:mo>
          <math:mtable>
            <math:mtr>
              <math:mrow>
                <math:mrow>
                  <math:mn>1,</math:mn>
                  <math:mi/>
                  <math:mi math:fontstyle="italic">if</math:mi>
                  <math:mi/>
                  <math:mi>u</math:mi>
                  <math:mrow>
                    <math:mrow>
                      <math:mo math:stretchy="false">(</math:mo>
                      <math:mi>t</math:mi>
                      <math:mo math:stretchy="false">)</math:mo>
                    </math:mrow>
                    <math:mo math:stretchy="false">&gt;</math:mo>
                    <math:mn>0.5</math:mn>
                  </math:mrow>
                  <math:mi>;</math:mi>
                </math:mrow>
              </math:mrow>
            </math:mtr>
            <math:mtr>
              <math:mrow>
                <math:mrow>
                  <math:mn>0,</math:mn>
                  <math:mi/>
                  <math:mi math:fontstyle="italic">if</math:mi>
                  <math:mi/>
                  <math:mi>u</math:mi>
                  <math:mrow>
                    <math:mrow>
                      <math:mo math:stretchy="false">(</math:mo>
                      <math:mi>t</math:mi>
                      <math:mo math:stretchy="false">)</math:mo>
                    </math:mrow>
                    <math:mo math:stretchy="false">&lt;</math:mo>
                    <math:mn>0.5</math:mn>
                  </math:mrow>
                  <math:mi/>
                  <math:mtext>in the course of time</math:mtext>
                  <math:mi/>
                  <math:msub>
                    <math:mi>T</math:mi>
                    <math:mn>2,</math:mn>
                  </math:msub>
                </math:mrow>
              </math:mrow>
            </math:mtr>
          </math:mtable>
        </math:mrow>
      </math:mrow>
    </math:mrow>
    <math:annotation math:encoding="StarMath 5.0">y(t) = left lbrace stack{
alignl 1, ~ if ~ u(t) &gt; 0.5 ; #
alignl 0, ~ if ~ u(t) &lt; 0.5~"in the course of time"~ T_2,}
right none
</math:annotation>
  </math:semantics>
</math:math>
</file>

<file path=Object 2/content.xml><?xml version="1.0" encoding="utf-8"?>
<math xmlns="http://www.w3.org/1998/Math/MathML">
  <semantics>
    <mrow>
      <mi>y</mi>
      <mrow>
        <mo stretchy="false">(</mo>
        <mrow>
          <mi>t</mi>
        </mrow>
        <mo stretchy="false">)</mo>
      </mrow>
    </mrow>
    <annotation encoding="StarMath 5.0">y(t)</annotation>
  </semantics>
</math>
</file>

<file path=Object 3/content.xml><?xml version="1.0" encoding="utf-8"?>
<math xmlns="http://www.w3.org/1998/Math/MathML">
  <semantics>
    <mrow>
      <mi>u</mi>
      <mrow>
        <mo stretchy="false">(</mo>
        <mrow>
          <mi>t</mi>
        </mrow>
        <mo stretchy="false">)</mo>
      </mrow>
    </mrow>
    <annotation encoding="StarMath 5.0">u(t)</annotation>
  </semantics>
</math>
</file>

<file path=Object 4/content.xml><?xml version="1.0" encoding="utf-8"?>
<math xmlns="http://www.w3.org/1998/Math/MathML">
  <semantics>
    <mrow>
      <msub>
        <mi>T</mi>
        <mn>2</mn>
      </msub>
    </mrow>
    <annotation encoding="StarMath 5.0">T_2</annotation>
  </semantics>
</math>
</file>

<file path=Object 5/content.xml><?xml version="1.0" encoding="utf-8"?>
<math xmlns="http://www.w3.org/1998/Math/MathML">
  <semantics>
    <mrow>
      <msub>
        <mi>T</mi>
        <mn>2</mn>
      </msub>
    </mrow>
    <annotation encoding="StarMath 5.0">T_2</annotation>
  </semantics>
</math>
</file>

<file path=Object 6/content.xml><?xml version="1.0" encoding="utf-8"?>
<math xmlns="http://www.w3.org/1998/Math/MathML">
  <semantics>
    <mrow>
      <mi>u</mi>
      <mrow>
        <mrow>
          <mo stretchy="false">(</mo>
          <mrow>
            <mi>t</mi>
          </mrow>
          <mo stretchy="false">)</mo>
        </mrow>
        <mo stretchy="false">&gt;</mo>
        <mn>0.5</mn>
      </mrow>
    </mrow>
    <annotation encoding="StarMath 5.0">u(t) &gt; 0.5</annotation>
  </semantics>
</math>
</file>

<file path=Object 7/content.xml><?xml version="1.0" encoding="utf-8"?>
<math xmlns="http://www.w3.org/1998/Math/MathML">
  <semantics>
    <mrow>
      <mi>u</mi>
      <mrow>
        <mrow>
          <mo stretchy="false">(</mo>
          <mrow>
            <mi>t</mi>
          </mrow>
          <mo stretchy="false">)</mo>
        </mrow>
        <mo stretchy="false">&lt;</mo>
        <mn>0.5</mn>
      </mrow>
    </mrow>
    <annotation encoding="StarMath 5.0">u(t) &lt; 0.5</annotation>
  </semantics>
</math>
</file>